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453341" officeooo:paragraph-rsid="00453341"/>
    </style:style>
    <style:style style:name="P2" style:family="paragraph" style:parent-style-name="Text_20_body">
      <style:text-properties officeooo:rsid="00453341" officeooo:paragraph-rsid="004c37bc"/>
    </style:style>
    <style:style style:name="T1" style:family="text">
      <style:text-properties officeooo:rsid="0044ec6a"/>
    </style:style>
    <style:style style:name="T2" style:family="text">
      <style:text-properties officeooo:rsid="0047a9ad"/>
    </style:style>
    <style:style style:name="T3" style:family="text">
      <style:text-properties officeooo:rsid="004c37b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На экране i<text:span text:style-name="T1">P</text:span>hone / i<text:span text:style-name="T1">P</text:span>ad изображен многогранник — (усеченный икосаэдр) — на каждой грани изображена обложка от фильма — пока нужно пробовать напрямую взаимодействовать с netflix, в частности у них есть методы по получению похожих фильмов:</text:p>
      <text:p text:style-name="Text_20_body"><text:a xlink:type="simple" xlink:href="http://api.netflix.com/catalog/titles/movies/60011649/similars">http://api.netflix.com/catalog/titles/movies/60011649/similars</text:a>,</text:p>
      <text:p text:style-name="Text_20_body"><text:a xlink:type="simple" xlink:href="http://api.netflix.com/catalog/titles/movies/60011649?expand=similars">http://api.netflix.com/catalog/titles/movies/60011649?expand=similars</text:a>.</text:p>
      <text:p text:style-name="Text_20_body">Нужен алгоритм, который получив на вход один фильм, находит 6 или 5 (в зависимости от грани) максимально разных фильмов из похожих — и располагает их вокруг — так, чтобы рядом не оказывались похожие. Алгоритм продумать, чтобы его можно было описать несколькими предложениями, потом рассказать мне. дальше сделать возможность вращения данной фигуры, и подкачки фильмов с Netflix. ограничить вращение — чтобы нельзя было крутануть так что связь потеряется… Хотя можно сделать фичу — если тебе ничего не нравится — резко крутишь, и тебе новое кино в центр. В центре пока с фиксированного начинаем — дальше надо будет сделать строку поиска сверху. Сразу же при выборе технологии предусмотреть, чтобы можно было вообще текстовые филды делать.</text:p>
      <text:p text:style-name="Text_20_body"/>
      <text:p text:style-name="Text_20_body">Система пользуется информацией из источника, который способен на заданный фильм предоставлять список связанных с ним фильмов по какому-либо критерию. Поэтому приложение посредством нескольких запросов может составить логическое представление о соотношениях фильмов из некоторого подмножества всех фильмов, информацию о которых предоставляет источник. Таким образом приложение локально, в памяти устройства, формирует граф отображающий связи фильмов.</text:p>
      <text:p text:style-name="Text_20_body">Введём понятие функции связности двух фильмов. Пусть максимальным значение функции связности будет 1, что означает: фильмы максимально похожи, что это практически один и тот же фильм. Значит на практике функция никогда не достигнет 1. Минимальное значение функции положим 0, фильмы никак не связаны между собой, что достижимо в случае несвязного графа. На практике, приложение хранит связный граф, поэтому значение функции связности всегда больше 0. Следовательно, вероятные значения функции связности лежат в интервале от 0 до 1:</text:p>
      <text:p text:style-name="Text_20_body"><draw:frame draw:style-name="fr1" draw:name="Объект1" text:anchor-type="as-char" svg:y="-0.388cm" svg:width="2.955cm" svg:height="0.543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2">где</text:span></text:p>
      <text:p text:style-name="Text_20_body"><draw:frame draw:style-name="fr1" draw:name="Объект2" text:anchor-type="as-char" svg:y="-0.377cm" svg:width="0.515cm" svg:height="0.467cm" draw:z-index="1"><draw:object xlink:href="./Object 2" xlink:type="simple" xlink:show="embed" xlink:actuate="onLoad"/><draw:image xlink:href="./ObjectReplacements/Object 2" xlink:type="simple" xlink:show="embed" xlink:actuate="onLoad"/></draw:frame> — функция связности;</text:p>
      <text:p text:style-name="Text_20_body"><draw:frame draw:style-name="fr1" draw:name="Объект3" text:anchor-type="as-char" svg:y="-0.377cm" svg:width="0.52cm" svg:height="0.467cm" draw:z-index="2"><draw:object xlink:href="./Object 3" xlink:type="simple" xlink:show="embed" xlink:actuate="onLoad"/><draw:image xlink:href="./ObjectReplacements/Object 3" xlink:type="simple" xlink:show="embed" xlink:actuate="onLoad"/></draw:frame> — массив или вектор всех фильмов содержащихся в графе связей;</text:p>
      <text:p text:style-name="Text_20_body"><draw:frame draw:style-name="fr1" draw:name="Объект4" text:anchor-type="as-char" svg:y="-0.377cm" svg:width="1.744cm" svg:height="0.469cm" draw:z-index="3"><draw:object xlink:href="./Object 4" xlink:type="simple" xlink:show="embed" xlink:actuate="onLoad"/><draw:image xlink:href="./ObjectReplacements/Object 4" xlink:type="simple" xlink:show="embed" xlink:actuate="onLoad"/></draw:frame>— индексы в массиве <draw:frame draw:style-name="fr1" draw:name="Объект5" text:anchor-type="as-char" svg:y="-0.377cm" svg:width="0.52cm" svg:height="0.467cm" draw:z-index="5"><draw:object xlink:href="./Object 5" xlink:type="simple" xlink:show="embed" xlink:actuate="onLoad"/><draw:image xlink:href="./ObjectReplacements/Object 5" xlink:type="simple" xlink:show="embed" xlink:actuate="onLoad"/></draw:frame>;</text:p>
      <text:p text:style-name="P1"><text:soft-page-break/>Рассмотрим следующую ситуацию: в графе есть два фильма напрямую связанных друг с другом, кроме этого присутствует некоторое количество косвенных связей, проходящих через третий фильм:</text:p>
      <text:p text:style-name="P2"><draw:frame draw:style-name="fr2" draw:name="Объект6" text:anchor-type="paragraph" svg:x="-1.993cm" svg:y="0.012cm" svg:width="20.989cm" svg:height="7.415cm" draw:z-index="4"><draw:object xlink:href="../pic1.odg" xlink:type="simple" xlink:show="embed" xlink:actuate="onLoad"/><draw:image xlink:href="./ObjectReplacements/Object 6" xlink:type="simple" xlink:show="embed" xlink:actuate="onLoad"/></draw:frame><text:span text:style-name="T3">бла бла бл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style:contextual-spacing="false" fo:line-height="150%" fo:text-align="justify" style:justify-single-word="false" fo:hyphenation-ladder-count="no-limit" fo:text-indent="0cm" style:auto-text-indent="true" style:page-number="auto">
        <style:tab-stops/>
      </style:paragraph-properties>
      <style:text-properties fo:font-size="12pt"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3T22:18:24</meta:creation-date>
    <meta:generator>LibreOffice/4.0.1.2$MacOSX_x86 LibreOffice_project/84102822e3d61eb989ddd325abf1ac077904985</meta:generator>
    <dc:date>2013-04-04T13:58:09</dc:date>
    <meta:editing-duration>PT14H39M47S</meta:editing-duration>
    <meta:editing-cycles>66</meta:editing-cycles>
    <meta:document-statistic meta:table-count="0" meta:image-count="0" meta:object-count="6" meta:page-count="2" meta:paragraph-count="12" meta:word-count="315" meta:character-count="2389" meta:non-whitespace-character-count="2072"/>
  </office:meta>
</office:document-meta>
</file>

<file path=Object 1/content.xml><?xml version="1.0" encoding="utf-8"?>
<math xmlns="http://www.w3.org/1998/Math/MathML">
  <semantics>
    <mrow>
      <mrow>
        <mn>0</mn>
        <mo stretchy="false">&lt;</mo>
        <mi>f</mi>
      </mrow>
      <mrow>
        <mrow>
          <mo stretchy="false">(</mo>
          <mrow>
            <msub>
              <mi>m</mi>
              <mrow>
                <mi>i</mi>
              </mrow>
            </msub>
            <mi>,</mi>
            <msub>
              <mi>m</mi>
              <mrow>
                <mi>j</mi>
              </mrow>
            </msub>
          </mrow>
          <mo stretchy="false">)</mo>
        </mrow>
        <mo stretchy="false">&lt;</mo>
        <mn>1</mn>
      </mrow>
    </mrow>
    <annotation encoding="StarMath 5.0">0 &lt; f(m_{i},m_{j}) &lt; 1</annotation>
  </semantics>
</math>
</file>

<file path=Object 2/content.xml><?xml version="1.0" encoding="utf-8"?>
<math xmlns="http://www.w3.org/1998/Math/MathML">
  <semantics>
    <mrow>
      <mi>f</mi>
    </mrow>
    <annotation encoding="StarMath 5.0">f</annotation>
  </semantics>
</math>
</file>

<file path=Object 3/content.xml><?xml version="1.0" encoding="utf-8"?>
<math xmlns="http://www.w3.org/1998/Math/MathML">
  <semantics>
    <mrow>
      <mi>m</mi>
    </mrow>
    <annotation encoding="StarMath 5.0">m</annotation>
  </semantics>
</math>
</file>

<file path=Object 4/content.xml><?xml version="1.0" encoding="utf-8"?>
<math xmlns="http://www.w3.org/1998/Math/MathML">
  <semantics>
    <mrow>
      <mi>i</mi>
      <mi>,</mi>
      <mi>j</mi>
      <mi>,</mi>
      <mrow>
        <mi>i</mi>
        <mo stretchy="false">≠</mo>
        <mi>j</mi>
      </mrow>
    </mrow>
    <annotation encoding="StarMath 5.0">i, j, i &lt;&gt; j</annotation>
  </semantics>
</math>
</file>

<file path=Object 5/content.xml><?xml version="1.0" encoding="utf-8"?>
<math xmlns="http://www.w3.org/1998/Math/MathML">
  <semantics>
    <mrow>
      <mi>m</mi>
    </mrow>
    <annotation encoding="StarMath 5.0">m</annotation>
  </semantics>
</math>
</file>